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.ErrorHandler( Predicate &lt; Throwable &gt; predicate , BiFunction &lt; Throwable , ServerRequest , T &gt; respons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HandlingServerResponse.addErrorHandler( Predicate &lt; Throwable &gt; predicate , BiFunction &lt; Throwable , ServerRequest , T &gt;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rrorHandler.handle( Throwable t , ServerRequest server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ingServerResponse.handleError( Throwable t , HttpServletRequest servletRequest , HttpServletResponse servletResponse ,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rrorHandler.test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ingServerResponse.errorResponse( Throwable t , HttpServletRequest servlet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